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81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background-color="#729fc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background-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2.286cm" svg:x="6.953cm" svg:y="2.397cm">
          <text:p text:style-name="P1"><text:span text:style-name="T1">Working Directory</text:span></text:p>
          <text:p text:style-name="P1"><text:span text:style-name="T1">ausgeb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318cm" svg:height="2.286cm" svg:x="6.953cm" svg:y="5.826cm">
          <text:p text:style-name="P1"><text:span text:style-name="T1">Eingab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318cm" svg:height="2.286cm" svg:x="10.128cm" svg:y="12.938cm">
          <text:p text:style-name="P1"><text:span text:style-name="T1">Working Directory</text:span></text:p>
          <text:p text:style-name="P1"><text:span text:style-name="T1">änder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318cm" svg:height="2.286cm" svg:x="1.254cm" svg:y="9.255cm">
          <text:p text:style-name="P1"><text:span text:style-name="T1">Prozess</text:span></text:p>
          <text:p text:style-name="P1"><text:span text:style-name="T1">beend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318cm" svg:height="2.286cm" svg:x="4.54cm" svg:y="12.938cm">
          <text:p text:style-name="P1"><text:span text:style-name="T1">Kindprozzess</text:span></text:p>
          <text:p text:style-name="P1"><text:span text:style-name="T1">erstell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318cm" svg:height="2.286cm" svg:x="2.635cm" svg:y="17.51cm">
          <text:p text:style-name="P1"><text:span text:style-name="T1">Befehl ausführe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112cm" svg:y1="4.683cm" svg:x2="9.112cm" svg:y2="5.826cm" draw:start-shape="id1" draw:start-glue-point="2" draw:end-shape="id2" draw:end-glue-point="0" svg:d="M9112 4683v1143" svg:viewBox="0 0 1 1144">
          <text:p/>
        </draw:connector>
        <draw:connector draw:style-name="gr3" draw:text-style-name="P4" draw:layer="layout" draw:type="line" svg:x1="9.112cm" svg:y1="8.112cm" svg:x2="5.572cm" svg:y2="10.398cm" draw:start-shape="id2" draw:start-glue-point="2" draw:end-shape="id3" svg:d="M9112 8112l-3540 2286" svg:viewBox="0 0 3541 2287">
          <text:p text:style-name="P3"><text:span text:style-name="T2">bei “quit”</text:span></text:p>
        </draw:connector>
        <draw:connector draw:style-name="gr3" draw:text-style-name="P4" draw:layer="layout" draw:type="line" svg:x1="9.112cm" svg:y1="8.112cm" svg:x2="12.287cm" svg:y2="12.938cm" draw:start-shape="id2" draw:start-glue-point="2" draw:end-shape="id4" draw:end-glue-point="0" svg:d="M9112 8112l3175 4826" svg:viewBox="0 0 3176 4827">
          <text:p text:style-name="P3"><text:span text:style-name="T2">bei “cd”</text:span></text:p>
        </draw:connector>
        <draw:connector draw:style-name="gr3" draw:text-style-name="P4" draw:layer="layout" draw:type="line" svg:x1="9.112cm" svg:y1="8.112cm" svg:x2="6.699cm" svg:y2="12.938cm" draw:start-shape="id2" draw:start-glue-point="2" draw:end-shape="id5" draw:end-glue-point="0" svg:d="M9112 8112l-2413 4826" svg:viewBox="0 0 2414 4827">
          <text:p text:style-name="P3"><text:span text:style-name="T2">ansonsten</text:span></text:p>
        </draw:connector>
        <draw:connector draw:style-name="gr3" draw:text-style-name="P4" draw:layer="layout" draw:type="line" svg:x1="6.699cm" svg:y1="15.224cm" svg:x2="4.794cm" svg:y2="17.51cm" draw:start-shape="id5" draw:start-glue-point="2" draw:end-shape="id6" draw:end-glue-point="0" svg:d="M6699 15224l-1905 2286" svg:viewBox="0 0 1906 2287">
          <text:p text:style-name="P3"><text:span text:style-name="T2">Kindprozess</text:span></text:p>
        </draw:connector>
        <draw:connector draw:style-name="gr2" draw:text-style-name="P2" draw:layer="layout" draw:type="line" svg:x1="12.287cm" svg:y1="15.224cm" svg:x2="17.438cm" svg:y2="18.212cm" draw:start-shape="id4" draw:start-glue-point="2" draw:end-shape="id7" draw:end-glue-point="2" svg:d="M12287 15224l5151 2988" svg:viewBox="0 0 5152 2989">
          <text:p/>
        </draw:connector>
        <draw:connector draw:style-name="gr3" draw:text-style-name="P4" draw:layer="layout" draw:type="line" svg:x1="6.699cm" svg:y1="15.224cm" svg:x2="17.438cm" svg:y2="18.212cm" draw:start-shape="id5" draw:start-glue-point="2" draw:end-shape="id7" draw:end-glue-point="2" svg:d="M6699 15224l10739 2988" svg:viewBox="0 0 10740 2989">
          <text:p text:style-name="P3"><text:span text:style-name="T2">Elternprozess</text:span></text:p>
        </draw:connector>
        <draw:connector draw:style-name="gr2" draw:text-style-name="P2" xml:id="id7" draw:id="id7" draw:layer="layout" draw:line-skew="4.032cm" svg:x1="17.438cm" svg:y1="18.212cm" svg:x2="11.271cm" svg:y2="3.54cm" draw:end-shape="id1" draw:end-glue-point="1" svg:d="M17438 18212h1199v-14672h-7366" svg:viewBox="0 0 7367 1467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7:45:43.205831561</meta:creation-date>
    <dc:date>2022-05-11T18:36:58.212033182</dc:date>
    <meta:editing-duration>PT37M20S</meta:editing-duration>
    <meta:editing-cycles>3</meta:editing-cycles>
    <meta:generator>LibreOffice/6.4.7.2$Linux_X86_64 LibreOffice_project/40$Build-2</meta:generator>
    <meta:document-statistic meta:object-count="14"/>
  </office:meta>
</office:document-meta>
</file>